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RequestImpl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removeAttribut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Update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RequestImpl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matchesIfHeader( DavResource re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questImpl.getLock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isStrongETag( String eTa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Date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Label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davRequestImpl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RequestDocumen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WebdavRequestImpl.getRequested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Transaction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davRequestImpl.getRebind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RequestImpl.getIntHead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Unbind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RequestImpl.getOrdering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Dep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setAttribute( String s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LockInf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WebdavRequestImpl.parsePropFindRequest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WebdavRequestImpl.getRequestDispatch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PropFind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davRequestImpl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WebdavRequestImpl( HttpServletRequest httpRequest , DavLocato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RequestImpl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PropFind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davRequestImpl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setDavSession( DavSession sess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WebdavRequestImpl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parsePropPatchRequest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WebdavRequestImpl.getPropPatchSet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davRequestImpl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setCharacterEncodin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Depth( in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Lab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davRequestImpl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Options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RequestImpl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PropPatchRemoveProper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davRequestImpl.matchesIfHeader( String href , String token , String eT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Attribut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Session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ParameterValue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Destination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Positi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WebdavRequestImpl.getHrefLocator( String href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WebdavRequestImpl.getRealPath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Dav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Transac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isOver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OrderPat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questImpl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MemberLocator( String se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davRequestImpl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isUserInRol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StrongETag( DavResource re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ebdavRequestImpl.getSubscriptionInf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davRequestImpl.getRequestLoc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RequestImpl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Poll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Merge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RequestImpl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Report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RequestImpl.getSubscrip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PropPatchChange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davRequestImpl.getBindInf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davRequestImpl.get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Header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davRequestImpl.getParamete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